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Palatino Linotype" svg:font-family="'Palatino Linotype', 'Palatino Linotype'" style:font-family-generic="roman"/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" fo:font-size="10pt" style:font-name-asian="Palatino Linotype" style:font-size-asian="10pt" style:font-name-complex="Palatino Linotype" style:font-size-complex="10pt"/>
    </style:style>
    <style:style style:name="T1" style:family="text">
      <style:text-properties fo:color="#000000" style:font-name="Palatino Linotype" fo:font-size="12pt" style:font-name-asian="Palatino Linotype" style:font-size-asian="12pt" style:font-name-complex="Palatino Linotype" style:font-size-complex="6.80000019073486pt"/>
    </style:style>
    <style:style style:name="T2" style:family="text">
      <style:text-properties fo:color="#000000" style:font-name="Palatino Linotype" fo:font-size="14pt" style:font-name-asian="Palatino Linotype" style:font-size-asian="14pt" style:font-name-complex="Palatino Linotype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Manufacturer</text:p>
          </table:table-cell>
          <table:table-cell office:value-type="string">
            <text:p>RGB</text:p>
          </table:table-cell>
          <table:table-cell office:value-type="string">
            <text:p>L*a*b</text:p>
          </table:table-cell>
          <table:table-cell office:value-type="string">
            <text:p>Z</text:p>
          </table:table-cell>
          <table:table-cell office:value-type="string">
            <text:p>Type</text:p>
          </table:table-cell>
          <table:table-cell table:style-name="Default"/>
        </table:table-row>
        <table:table-row table:style-name="ro2">
          <table:table-cell office:value-type="string">
            <text:p>Phthalo Blue</text:p>
          </table:table-cell>
          <table:table-cell office:value-type="string">
            <text:p>Winsor &amp; Newton</text:p>
          </table:table-cell>
          <table:table-cell office:value-type="string">
            <text:p>11, 45, 90</text:p>
          </table:table-cell>
          <table:table-cell office:value-type="string">
            <text:p>18, 3, -31</text:p>
          </table:table-cell>
          <table:table-cell office:value-type="float" office:value="4.3">
            <text:p>4.3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Brilliant red</text:p>
          </table:table-cell>
          <table:table-cell office:value-type="string">
            <text:p>Reeves</text:p>
          </table:table-cell>
          <table:table-cell office:value-type="string">
            <text:p>219, 14, 8</text:p>
          </table:table-cell>
          <table:table-cell office:value-type="string">
            <text:p>45, 68, 58 </text:p>
          </table:table-cell>
          <table:table-cell office:value-type="float" office:value="1.5">
            <text:p>1.5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Light green</text:p>
          </table:table-cell>
          <table:table-cell office:value-type="string">
            <text:p>Reeves</text:p>
          </table:table-cell>
          <table:table-cell office:value-type="string">
            <text:p>8, 141, 34</text:p>
          </table:table-cell>
          <table:table-cell office:value-type="string">
            <text:p>51, -49, 44 </text:p>
          </table:table-cell>
          <table:table-cell office:value-type="float" office:value="2.1">
            <text:p>2.1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Lemon yellow</text:p>
          </table:table-cell>
          <table:table-cell office:value-type="string">
            <text:p>Reeves</text:p>
          </table:table-cell>
          <table:table-cell office:value-type="string">
            <text:p>236, 211, 22</text:p>
          </table:table-cell>
          <table:table-cell office:value-type="string">
            <text:p>85, -3, 81</text:p>
          </table:table-cell>
          <table:table-cell office:value-type="float" office:value="1.3">
            <text:p>1.3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Carmine red</text:p>
          </table:table-cell>
          <table:table-cell office:value-type="string">
            <text:p>el Greco</text:p>
          </table:table-cell>
          <table:table-cell office:value-type="string">
            <text:p>205, 34, 27</text:p>
          </table:table-cell>
          <table:table-cell office:value-type="string">
            <text:p><text:s/>45, 64, 50</text:p>
          </table:table-cell>
          <table:table-cell office:value-type="float" office:value="1.3">
            <text:p>1.3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Sap green</text:p>
          </table:table-cell>
          <table:table-cell office:value-type="string">
            <text:p>ASTM D4236</text:p>
          </table:table-cell>
          <table:table-cell office:value-type="string">
            <text:p>22, 107, 66</text:p>
          </table:table-cell>
          <table:table-cell office:value-type="string">
            <text:p>40, -33, 16 </text:p>
          </table:table-cell>
          <table:table-cell office:value-type="float" office:value="4.8">
            <text:p>4.8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Yellow lemon</text:p>
          </table:table-cell>
          <table:table-cell office:value-type="string">
            <text:p>el Greco</text:p>
          </table:table-cell>
          <table:table-cell office:value-type="string">
            <text:p>252, 243, 18</text:p>
          </table:table-cell>
          <table:table-cell office:value-type="string">
            <text:p><text:s/>94, -11, 90 </text:p>
          </table:table-cell>
          <table:table-cell office:value-type="float" office:value="1.2">
            <text:p>1.2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Permanent green</text:p>
          </table:table-cell>
          <table:table-cell office:value-type="string">
            <text:p>Talens</text:p>
          </table:table-cell>
          <table:table-cell office:value-type="string">
            <text:p><text:s/>2, 133, 17</text:p>
          </table:table-cell>
          <table:table-cell office:value-type="string">
            <text:p><text:s/>48, -48, 47</text:p>
          </table:table-cell>
          <table:table-cell office:value-type="float" office:value="4.2">
            <text:p>4.2</text:p>
          </table:table-cell>
          <table:table-cell office:value-type="string">
            <text:p>oil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Titanium white</text:p>
          </table:table-cell>
          <table:table-cell office:value-type="string">
            <text:p>Talens</text:p>
          </table:table-cell>
          <table:table-cell office:value-type="string">
            <text:p><text:s/>234, 231, 216 </text:p>
          </table:table-cell>
          <table:table-cell office:value-type="string">
            <text:p><text:s/>92, -1, 8</text:p>
          </table:table-cell>
          <table:table-cell office:value-type="float" office:value="1.4">
            <text:p>1.4</text:p>
          </table:table-cell>
          <table:table-cell office:value-type="string">
            <text:p>oil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Ultramarine</text:p>
          </table:table-cell>
          <table:table-cell office:value-type="string">
            <text:p>Talens</text:p>
          </table:table-cell>
          <table:table-cell office:value-type="string">
            <text:p>1, 12, 180</text:p>
          </table:table-cell>
          <table:table-cell office:value-type="string">
            <text:p>20, 49, -84 </text:p>
          </table:table-cell>
          <table:table-cell office:value-type="float" office:value="6.5">
            <text:p>6.5</text:p>
          </table:table-cell>
          <table:table-cell office:value-type="string">
            <text:p>oil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Process cyan</text:p>
          </table:table-cell>
          <table:table-cell office:value-type="string">
            <text:p>Winsor &amp; Newton</text:p>
          </table:table-cell>
          <table:table-cell office:value-type="string">
            <text:p>5, 41, 161</text:p>
          </table:table-cell>
          <table:table-cell office:value-type="string">
            <text:p><text:s/>23, 30, -68</text:p>
          </table:table-cell>
          <table:table-cell office:value-type="float" office:value="3.8">
            <text:p>3.8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Terracotta hell</text:p>
          </table:table-cell>
          <table:table-cell office:value-type="string">
            <text:p>Winsor &amp; Newton</text:p>
          </table:table-cell>
          <table:table-cell office:value-type="string">
            <text:p>226, 153, 76</text:p>
          </table:table-cell>
          <table:table-cell office:value-type="string">
            <text:p>70, 23, 51</text:p>
          </table:table-cell>
          <table:table-cell office:value-type="float" office:value="1.8">
            <text:p>1.8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Perm. Red violet</text:p>
          </table:table-cell>
          <table:table-cell office:value-type="string">
            <text:p>Amsterdam</text:p>
          </table:table-cell>
          <table:table-cell office:value-type="string">
            <text:p><text:s/>60, 76, 65</text:p>
          </table:table-cell>
          <table:table-cell office:value-type="string">
            <text:p>10, 24, 7</text:p>
          </table:table-cell>
          <table:table-cell office:value-type="float" office:value="1.5">
            <text:p>1.5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Yellow ochre</text:p>
          </table:table-cell>
          <table:table-cell office:value-type="string">
            <text:p>Talens</text:p>
          </table:table-cell>
          <table:table-cell office:value-type="string">
            <text:p>190, 81, 14</text:p>
          </table:table-cell>
          <table:table-cell office:value-type="string">
            <text:p>49, 43, 55</text:p>
          </table:table-cell>
          <table:table-cell office:value-type="float" office:value="3.2">
            <text:p>3.2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Pyrrole red</text:p>
          </table:table-cell>
          <table:table-cell office:value-type="string">
            <text:p>Amsterdam</text:p>
          </table:table-cell>
          <table:table-cell office:value-type="string">
            <text:p>216, 19, 13</text:p>
          </table:table-cell>
          <table:table-cell office:value-type="string">
            <text:p><text:s/>47, 70, 58</text:p>
          </table:table-cell>
          <table:table-cell office:value-type="float" office:value="1.2">
            <text:p>1.2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Ultramarine</text:p>
          </table:table-cell>
          <table:table-cell office:value-type="string">
            <text:p>Talens</text:p>
          </table:table-cell>
          <table:table-cell office:value-type="string">
            <text:p>19, 22, 155 </text:p>
          </table:table-cell>
          <table:table-cell office:value-type="string">
            <text:p>19, 40, -72</text:p>
          </table:table-cell>
          <table:table-cell office:value-type="float" office:value="2.5">
            <text:p>2.5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Naphthol red</text:p>
          </table:table-cell>
          <table:table-cell office:value-type="string">
            <text:p>ASTM D4236</text:p>
          </table:table-cell>
          <table:table-cell office:value-type="string">
            <text:p>203, 28, 25</text:p>
          </table:table-cell>
          <table:table-cell office:value-type="string">
            <text:p>44, 65, 50</text:p>
          </table:table-cell>
          <table:table-cell office:value-type="float" office:value="1.2">
            <text:p>1.2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Burnt umber</text:p>
          </table:table-cell>
          <table:table-cell office:value-type="string">
            <text:p>Talens</text:p>
          </table:table-cell>
          <table:table-cell office:value-type="string">
            <text:p>59, 45, 42</text:p>
          </table:table-cell>
          <table:table-cell office:value-type="string">
            <text:p>20, 6, 5</text:p>
          </table:table-cell>
          <table:table-cell office:value-type="float" office:value="7.8">
            <text:p>7.8</text:p>
          </table:table-cell>
          <table:table-cell office:value-type="string">
            <text:p>oil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2">
          <table:table-cell office:value-type="string">
            <text:p>Cobalt blue</text:p>
          </table:table-cell>
          <table:table-cell office:value-type="string">
            <text:p>van Gogh</text:p>
          </table:table-cell>
          <table:table-cell office:value-type="string">
            <text:p>15, 33, 157</text:p>
          </table:table-cell>
          <table:table-cell office:value-type="string">
            <text:p><text:s/>21, 34, -69</text:p>
          </table:table-cell>
          <table:table-cell office:value-type="float" office:value="4.3">
            <text:p>4.3</text:p>
          </table:table-cell>
          <table:table-cell office:value-type="string">
            <text:p>acrylic</text:p>
          </table:table-cell>
          <table:table-cell office:value-type="string">
            <text:p><text:span text:style-name="T1"><text:s/></text:span><text:span text:style-name="T2">HIDDEN INFORMATION IN PAINTINGS THAT MANIFESTS ITSELF IN THE NEAR INFRARED SPECTRUM</text:span></text:p>
          </table:table-cell>
        </table:table-row>
        <table:table-row table:style-name="ro1">
          <table:table-cell office:value-type="string">
            <text:p>Carbon Black</text:p>
          </table:table-cell>
          <table:table-cell office:value-type="string">
            <text:p>Golden</text:p>
          </table:table-cell>
          <table:table-cell office:value-type="string">
            <text:p>7,8,9</text:p>
          </table:table-cell>
          <table:table-cell office:value-type="string">
            <text:p>2.04, -0.1, -0.62</text:p>
          </table:table-cell>
          <table:table-cell table:number-columns-repeated="2"/>
          <table:table-cell table:style-name="Default" office:value-type="string">
            <text:p>https://artistpigments.org/brands/golden-high-flow/khzcv-carbon-black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Palatino Linotype" svg:font-family="'Palatino Linotype', 'Palatino Linotype'" style:font-family-generic="roman"/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22:0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van der Hulst</meta:initial-creator>
    <meta:creation-date>2024-06-15T10:05:51.03</meta:creation-date>
    <dc:date>2024-06-15T22:06:58.82</dc:date>
    <dc:creator>Frank van der Hulst</dc:creator>
    <meta:editing-duration>PT10H59M57S</meta:editing-duration>
    <meta:editing-cycles>1</meta:editing-cycles>
    <meta:document-statistic meta:table-count="3" meta:cell-count="144" meta:object-count="0"/>
    <meta:generator>OpenOffice/4.1.15$Win32 OpenOffice.org_project/4115m2$Build-9813</meta:generator>
  </office:meta>
</office:document-meta>
</file>